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6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8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19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3162420820557370650" text:style-name="L1">
        <text:list-item>
          <text:list>
            <text:list-header>
              <text:p text:style-name="P2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0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7">Warmup:</text:span><text:span text:style-name="T8"> <text:s/>2.1 miles starting at about 10:00/mile, ending at 7:30/mile averaging 8:58/mile</text:span></text:p>
      <text:list xml:id="list39710220" text:continue-numbering="true" text:style-name="L1">
        <text:list-item>
          <text:list>
            <text:list-header>
              <text:p text:style-name="P20">Run: 6<text:span text:style-name="T3"> x 0.2 miles at 7:09/mile pace with a 0.2 mile jog before each run. The 0.2 mile runs each took 85.7 seconds. The jogs before each 0.2 mile run took about 2:18.</text:span></text:p>
              <text:p text:style-name="P20">Warmdown: <text:span text:style-name="T3">½ mile in about 5:30</text:span></text:p>
              <text:p text:style-name="P21"/>
              <text:p text:style-name="P20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704380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694323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1"><text:soft-page-break/><text:span text:style-name="T3">Sat Dec 1, 2018 </text:span>4 miles<text:span text:style-name="T3"> </text:span></text:p>
      <text:p text:style-name="P11">Warmup:<text:span text:style-name="T3"> <text:s/>2 miles on a treadmill, splits: 8:59, 8:39 with last ¼ <text:s/>mile in 2:00, rested 5 minutes</text:span></text:p>
      <text:p text:style-name="P10"><text:span text:style-name="T2">Run:</text:span> 4 x 0.17 miles at 6:49/mile pace with a 0.23 mile jog before each run. The 0.17 mile runs each took 69.5 seconds. The jogs before each 0.17 mile run took about 2:50. </text:p>
      <text:p text:style-name="P11">Warmdown:<text:span text:style-name="T3"> <text:s/>0.4 miles in about 4 minutes</text:span></text:p>
      <text:p text:style-name="P10"/>
      <text:p text:style-name="P11"><text:span text:style-name="T3">Sun Dec 2, 2018 </text:span>4 miles<text:span text:style-name="T3"> <text:s/></text:span></text:p>
      <text:p text:style-name="P10">I walked and ran 4 miles on the Ernst Trail and averaged 11:55/mile. I walked about 0.1 miles at the beginning of each ½ mile. <text:s/>Walk/Run Ratio: 0.25</text:p>
      <text:p text:style-name="P10"/>
      <text:p text:style-name="P11"><text:span text:style-name="T3">Mon Dec 3, 2018 </text:span>4.5 miles<text:span text:style-name="T3"> </text:span></text:p>
      <text:p text:style-name="P11">Warmup:<text:span text:style-name="T3"> <text:s/>2 miles on a Wise Center treadmill, splits: 8:58, 8:27 with last ¼ <text:s/>mile in 1:55 </text:span></text:p>
      <text:p text:style-name="P10">and rested 5 minutes</text:p>
      <text:p text:style-name="P10"><text:span text:style-name="T2">Run:</text:span> 4 x 0.17 miles at 6:49/mile pace with a 0.23 mile jog before each run. The 0.17 mile runs each took 69.5 seconds. The jogs before each 0.17 mile run took about 2:40.</text:p>
      <text:p text:style-name="P10">pulse at the end of first run: 143, pulse at the end of fourth run: 153 </text:p>
      <text:p text:style-name="P11">Warmdown:<text:span text:style-name="T3"> <text:s/>0.4 miles in about 4 minutes and ½ mile jog home.</text:span></text:p>
      <text:p text:style-name="P10"/>
      <text:p text:style-name="P11"><text:span text:style-name="T3">Tues Dec 4, 2018 </text:span>4.5 miles<text:span text:style-name="T3"> <text:s/></text:span></text:p>
      <text:p text:style-name="P11">Warmup:<text:span text:style-name="T3"> <text:s/>½ mile jog to the Wise Center </text:span></text:p>
      <text:p text:style-name="P10">0.1 mile lead into 2 miles on a treadmill and rest 5 minutes, Splits for 2 mile 8:47, 8:27</text:p>
      <text:p text:style-name="P11">Run:<text:span text:style-name="T3"> 0.1 mile lead into a 1 mile run</text:span></text:p>
      <text:p text:style-name="P10">time for 1 mile: 7:22</text:p>
      <text:p text:style-name="P10">¼ mile splits: 1:52.5, 1:51.1, 1:49.8, 1:48.4</text:p>
      <text:p text:style-name="P10">pulse at the end of the mile: 157 <text:s/><text:span text:style-name="T2">Warm down:</text:span> <text:s/>0.4 mile on treadmill and 0.5 mile jog home </text:p>
      <text:p text:style-name="P10"/>
      <text:p text:style-name="P11"><text:span text:style-name="T3">Wed Dec 5, 2018 </text:span>4.75 miles</text:p>
      <text:p text:style-name="P10">I ran on the indoor track in the Wise Center.</text:p>
      <text:p text:style-name="P11">Run:<text:span text:style-name="T3"> <text:s/>3 x ½ mile and 1 x 1 mile with a ¼ mile jog between.</text:span></text:p>
      <text:p text:style-name="P10">Times: 4:27, 4:01, 4:24, (4:16 + 3:58) = 8:14</text:p>
      <text:p text:style-name="P11">Warm down:<text:span text:style-name="T3"> ½ mile jog on the track, rest 3 minutes, 1 mile on a treadmill in 8:59</text:span></text:p>
      <text:p text:style-name="P10"/>
      <text:p text:style-name="P11"><text:span text:style-name="T3">Thur Dec 6, 2018 </text:span>7.1 miles</text:p>
      <text:p text:style-name="P10">I ran on a treadmill in the Wise Center. <text:s text:c="2"/></text:p>
      <text:p text:style-name="P11">Warmup:<text:span text:style-name="T3"> 2 miles, splits: 9:28, 8:28, 8 minute rest</text:span></text:p>
      <text:p text:style-name="P11">Run:<text:span text:style-name="T3"> a 0.1 mile lead into a 5 mile run in 39:59, splits: 8:06, 8:00, 8:00, 8:00, 7:53</text:span></text:p>
      <text:p text:style-name="P11">Warm down:<text:span text:style-name="T3"> a 4 minute rest and ¼ mile jog on the indoor track <text:s text:c="2"/></text:span></text:p>
      <text:p text:style-name="P10"/>
      <text:p text:style-name="P10">Fri Dec 7, 2018 <text:span text:style-name="T2">3 miles</text:span> <text:s/></text:p>
      <text:p text:style-name="P10">I ran on the Wise Center indoor track. <text:s/>I always run wide on the track so each lap is 1/8 mile</text:p>
      <text:p text:style-name="P10"><text:span text:style-name="T2">Warmup:</text:span> 1 mile going faster with each lap, time: 9:29 <text:s/>and rest 3 minutes</text:p>
      <text:p text:style-name="P10"><text:span text:style-name="T2">Run:</text:span> <text:s/>8 x 1/8 mile with 1/8 mile jog after each, </text:p>
      <text:p text:style-name="P10">average time for runs: 57.8, last run: 51.3, average time for jogs: about 90s.</text:p>
      <text:p text:style-name="P10"/>
      <text:p text:style-name="P4">31.85 miles in the last week <text:s/></text:p>
      <text:p text:style-name="P3"><text:soft-page-break/>Sat Dec 8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25"><text:span text:style-name="T7">Note:</text:span><text:span text:style-name="T9"> The easiest run was the 6</text:span><text:span text:style-name="T5">th</text:span><text:span text:style-name="T9"> one. <text:s/>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9T19:48:57.37</dc:date>
    <dc:creator>James  Lombardi</dc:creator>
    <meta:editing-duration>P6DT16H28M44S</meta:editing-duration>
    <meta:editing-cycles>543</meta:editing-cycles>
    <meta:generator>OpenOffice/4.1.2$Win32 OpenOffice.org_project/412m3$Build-9782</meta:generator>
    <meta:document-statistic meta:table-count="0" meta:image-count="0" meta:object-count="0" meta:page-count="9" meta:paragraph-count="225" meta:word-count="2966" meta:character-count="14947"/>
  </office:meta>
</office:document-meta>
</file>